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4.00pt" fo:font-weight="bold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4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5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7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8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9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0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1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2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3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4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5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6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7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8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9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0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1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2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3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4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5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6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7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8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9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30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31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32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33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34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35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36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37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38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39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40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41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42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43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44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45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46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47" style:family="text">
      <style:text-properties fo:font-size="14.00pt" fo:font-weight="bold" fo:font-family="Verdana" style:font-family-asian="Verdana" style:font-family-complex="Verdana" fo:background-color="transparent" style:use-window-font-color="true" fo:font-style="italic"/>
    </style:style>
    <style:style style:name="T48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49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50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51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52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P1" style:family="paragraph">
      <style:paragraph-properties fo:line-height="100.00%" fo:text-align="center" fo:margin-top="5.10pt"/>
    </style:style>
    <style:style style:name="P2" style:family="paragraph">
      <style:paragraph-properties fo:line-height="100.00%" fo:text-align="left" fo:margin-top="5.10pt"/>
    </style:style>
    <style:style style:name="P3" style:family="paragraph">
      <style:paragraph-properties fo:line-height="100.00%" fo:text-align="left" fo:margin-top="5.10pt"/>
    </style:style>
    <style:style style:name="P4" style:family="paragraph">
      <style:paragraph-properties fo:line-height="100.00%" fo:text-align="left" fo:margin-top="5.10pt"/>
    </style:style>
    <style:style style:name="P5" style:family="paragraph">
      <style:paragraph-properties fo:line-height="100.00%" fo:text-align="left" fo:margin-top="5.10pt"/>
    </style:style>
    <style:style style:name="P6" style:family="paragraph">
      <style:paragraph-properties fo:line-height="100.00%" fo:text-align="left" fo:margin-top="5.10pt"/>
    </style:style>
  </office:automatic-styles>
  <office:body>
    <office:text>
      <text:p text:style-name="P1"><text:span text:style-name="T1">Übungen Terminal</text:span></text:p>
      <text:p text:style-name="P2"><text:span text:style-name="T1"/></text:p>
      <text:p text:style-name="P2"><text:span text:style-name="T2">1. Erstellen Sie eine Textdatei mit nano oder vi<text:line-break/></text:span><text:span text:style-name="T3">nano Textdatei.txt</text:span><text:span text:style-name="T4"><text:line-break/></text:span><text:span text:style-name="T5"/></text:p>
      <text:p text:style-name="P2"><text:span text:style-name="T5">2. Lassen Sie eine Datei:<text:s/></text:span><text:span text:style-name="T6">„</text:span><text:span text:style-name="T7">nummeriert</text:span><text:span text:style-name="T8">“</text:span><text:span text:style-name="T9"><text:s/>mit nummerierten Zeilen erstellen</text:span></text:p>
      <text:p text:style-name="P2"><text:span text:style-name="T10">history &gt; nummeriert.txt</text:span><text:span text:style-name="T11"><text:line-break/><text:line-break/>3. Lassen Sie die Worte zählen</text:span></text:p>
      <text:p text:style-name="P2"><text:span text:style-name="T12">wc -w nummeriert.txt<text:line-break/></text:span><text:span text:style-name="T13"><text:line-break/>4. Legen Sie Benutzerin heike mit Home-Verzeichnis an</text:span></text:p>
      <text:p text:style-name="P2"><text:span text:style-name="T14">useradd heike</text:span><text:span text:style-name="T15"><text:line-break/><text:line-break/>5. Legen Sie Praktikantin claudia mit Home-Verzeichnis und Ablaufdatum in 6 Monaten an</text:span></text:p>
      <text:p text:style-name="P2"><text:span text:style-name="T16">useradd claudia -e 10-09-2020</text:span><text:span text:style-name="T17"><text:line-break/><text:line-break/>6. Lassen Sie sich den Status von heike und claudia anzeigen</text:span></text:p>
      <text:p text:style-name="P3"><text:span text:style-name="T18">sudo passwd -S heike</text:span></text:p>
      <text:p text:style-name="P3"><text:span text:style-name="T18">sudo passwd -S claudia</text:span></text:p>
      <text:p text:style-name="P4"><text:span text:style-name="T19"><text:line-break/>7. Schalten Sie die Accounts der beiden frei, indem Sie ein Passwort vergeben</text:span></text:p>
      <text:p text:style-name="P5"><text:span text:style-name="T20">sudo passwd heike</text:span></text:p>
      <text:p text:style-name="P5"><text:span text:style-name="T20">sudo passwd claudia</text:span></text:p>
      <text:p text:style-name="P6"><text:span text:style-name="T21"><text:line-break/>8. Löschen Sie Praktikantin claudia. Behalten Sie das Home-Verzeichnis.<text:line-break/></text:span><text:span text:style-name="T22">userdel claudia<text:line-break/></text:span><text:span text:style-name="T23"><text:line-break/>9. Erstellen Sie eine neue Gruppe: buchhaltung<text:line-break/></text:span><text:span text:style-name="T24">addgroup buchhaltung</text:span><text:span text:style-name="T25"/></text:p>
      <text:p text:style-name="P6"><text:span text:style-name="T25"><text:line-break/>10. Geben Sie der Gruppe die GID 2000</text:span></text:p>
      <text:p text:style-name="P6"><text:span text:style-name="T26">groupmod -g 2000 buchhaltung</text:span><text:span text:style-name="T27"><text:line-break/><text:line-break/>11. Fügen Sie heike der Gruppe buchhaltung zu<text:line-break/></text:span><text:span text:style-name="T28">sudo adduser heike buchhaltung</text:span><text:span text:style-name="T29"/></text:p>
      <text:p text:style-name="P6"><text:span text:style-name="T30"><text:line-break/>12. Machen Sie die erstellte Textdatei ausführbar<text:line-break/></text:span><text:span text:style-name="T31">chmod +x nummeriert.txt</text:span><text:span text:style-name="T32"/></text:p>
      <text:p text:style-name="P6"><text:span text:style-name="T32"><text:line-break/>13. Welchen Befehl nutzen Sie, damit die Datei nun nur von Ihnen ausgeführt, aber von allen anderen gelesen werden kann?</text:span></text:p>
      <text:p text:style-name="P6"><text:span text:style-name="T33">chmod 744 nummeriert.txt</text:span><text:span text:style-name="T34"><text:line-break/><text:line-break/>14. Welchen Befehl nutzen Sie, damit die Datei von Ihnen gelesen und verändert, aber von allen anderen nur gelesen werden kann?</text:span></text:p>
      <text:p text:style-name="P6"><text:span text:style-name="T35">chmod 644 nummeriert.txt</text:span><text:span text:style-name="T36"><text:line-break/><text:line-break/>15. Welchen Befehl nutzen Sie, damit alle alles mit der Datei tun können?<text:line-break/></text:span><text:span text:style-name="T37">chmod 777 nummeriert.txt</text:span><text:span text:style-name="T38"/></text:p>
      <text:p text:style-name="P6"><text:span text:style-name="T39"><text:line-break/>16.Lassen Sie sich anzeigen, in welchen Gruppen heike ist<text:line-break/></text:span><text:span text:style-name="T40">groups heike</text:span><text:span text:style-name="T41"/></text:p>
      <text:p text:style-name="P6"><text:span text:style-name="T41"><text:line-break/>17. Lassen Sie die UID und GID von heike anzeigen</text:span></text:p>
      <text:p text:style-name="P6"><text:span text:style-name="T42">id heike</text:span><text:span text:style-name="T43"><text:line-break/><text:line-break/>18. Lassen Sie sich den Platzverbrauch aller Benutzer (ohne root) anzeigen</text:span></text:p>
      <text:p text:style-name="P6"><text:span text:style-name="T44">du home</text:span><text:span text:style-name="T45"><text:line-break/><text:line-break/>19. Lassen Sie sich die zuletzt eingeloggten Benutzer anzeigen<text:line-break/>Bonus: mit IP-Adresse</text:span></text:p>
      <text:p text:style-name="P6"><text:span text:style-name="T46">w<text:s text:c="2"/></text:span><text:span text:style-name="T47">bzw.</text:span><text:span text:style-name="T48"><text:s text:c="2"/>w -i</text:span><text:span text:style-name="T49"><text:line-break/><text:line-break/>20. Wie beenden Sie eine Sitzung?<text:line-break/></text:span><text:span text:style-name="T50">exit</text:span><text:span text:style-name="T51"><text:line-break/><text:line-break/></text:span><text:span text:style-name="T5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